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7"><text:span text:style-name="T3"><text:placeholder text:placeholder-type="text">&lt;o.disc_goods or ""&gt;</text:placeholder></text:span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4:57</dc:date>
    <meta:editing-duration>PT17H1M7S</meta:editing-duration>
    <meta:editing-cycles>34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53" meta:character-count="1985" meta:non-whitespace-character-count="1641"/>
  </office:meta>
</office:document-meta>
</file>